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63c7" officeooo:paragraph-rsid="002f63c7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paragraph-rsid="002efd6a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efd6a" style:font-size-asian="12pt" style:font-style-asian="normal" style:font-weight-asian="normal" style:font-size-complex="12pt" style:text-emphasize="none"/>
    </style:style>
    <style:style style:name="P2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14bb3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f63c7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14bb3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e38fd" style:font-style-asian="normal" style:font-weight-asian="normal" style:text-emphasize="none"/>
    </style:style>
    <style:style style:name="T13" style:family="text">
      <style:text-properties officeooo:rsid="00129edb"/>
    </style:style>
    <style:style style:name="T14" style:family="text">
      <style:text-properties officeooo:rsid="001adce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7" style:family="text">
      <style:text-properties officeooo:rsid="002f63c7"/>
    </style:style>
    <style:style style:name="T18" style:family="text">
      <style:text-properties fo:language="ro" fo:country="RO" officeooo:rsid="002f63c7"/>
    </style:style>
    <style:style style:name="T19" style:family="text">
      <style:text-properties fo:language="ro" fo:country="RO" officeooo:rsid="00254b51"/>
    </style:style>
    <style:style style:name="T20" style:family="text">
      <style:text-properties fo:language="ro" fo:country="RO" officeooo:rsid="00314bb3"/>
    </style:style>
    <style:style style:name="T21" style:family="text">
      <style:text-properties officeooo:rsid="00314b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<text:span text:style-name="T18">List of products from Home page </text:span><text:span text:style-name="T19">– </text:span><text:span text:style-name="T20">each item's</text:span><text:span text:style-name="T12"> image </text:span><text:span text:style-name="T7">does not match the item</text:span><text:span text:style-name="T8">'s name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3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15">Chrome </text:span><text:span text:style-name="T16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4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7">1</text:span></text:p>
          </table:table-cell>
        </table:table-row>
      </table:table>
      <text:p text:style-name="P1"/>
      <text:p text:style-name="P1"/>
      <text:p text:style-name="P10">Description</text:p>
      <text:p text:style-name="P23"><text:span text:style-name="T10">T</text:span><text:span text:style-name="T9">he image of each item is with a dog and does not match the item</text:span><text:span text:style-name="T11">'s name</text:span><text:span text:style-name="T9">.</text:span></text:p>
      <text:p text:style-name="P26"/>
      <text:p text:style-name="P19"><text:s text:c="2"/></text:p>
      <text:p text:style-name="P10">Steps to reproduce</text:p>
      <text:p text:style-name="P17">1. access site www.saucedemo.com in Chrome </text:p>
      <text:p text:style-name="P22"><text:span text:style-name="T9">2. insert valid data in field “Username” </text:span><text:span text:style-name="T10">(problem_user)</text:span></text:p>
      <text:p text:style-name="P22"><text:span text:style-name="T9">3. insert valid data in field “Password” </text:span><text:span text:style-name="T10">(secret_sauce)</text:span></text:p>
      <text:p text:style-name="P27">4. press “Login” button</text:p>
      <text:p text:style-name="P27">5. check list of products</text:p>
      <text:p text:style-name="P11"/>
      <text:p text:style-name="P11"/>
      <text:p text:style-name="P10">Expected result</text:p>
      <text:p text:style-name="P18">Every <text:span text:style-name="T21">item </text:span>ha<text:span text:style-name="T21">s</text:span> one image w<text:span text:style-name="T21">h</text:span>ich correspond<text:span text:style-name="T21">s</text:span> to the <text:span text:style-name="T21">item's name</text:span> <text:span text:style-name="T21">and </text:span>description<text:span text:style-name="T21">.</text:span></text:p>
      <text:p text:style-name="P16"/>
      <text:p text:style-name="P16"/>
      <text:p text:style-name="P10">Actual result</text:p>
      <text:p text:style-name="P15">The image of each item is with a dog and does not match the item<text:span text:style-name="T21">'s name</text:span>.</text:p>
      <text:p text:style-name="P15"/>
      <text:p text:style-name="P14"/>
      <text:p text:style-name="P10">Notes</text:p>
      <text:p text:style-name="P12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8</meta:editing-cycles>
    <meta:creation-date>2024-02-05T18:33:00</meta:creation-date>
    <dc:date>2024-04-29T12:29:53.207000000</dc:date>
    <meta:editing-duration>PT1H51M19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35" meta:character-count="815" meta:non-whitespace-character-count="707"/>
    <meta:user-defined meta:name="AppVersion">16.0000</meta:user-defined>
    <meta:template xlink:type="simple" xlink:actuate="onRequest" xlink:title="Normal" xlink:href=""/>
  </office:meta>
</office:document-meta>
</file>